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98b" officeooo:paragraph-rsid="0016e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更新4/22新增Q1A1 </text:p>
      <text:p text:style-name="P1">更新4/24新增Q2A2 更新gen_testdata_by_yourself.cpp 新增TA_test_env.zip</text:p>
      <text:p text:style-name="P1">更新4/25新增simple_check.cpp有一組資料讓你們自己測結果，</text:p>
      <text:p text:style-name="P1">(不是真實測驗環境，實測環境請看TA_test_env.zip)</text:p>
      <text:p text:style-name="P1"/>
      <text:p text:style-name="P1">作業二規定與批改標準：</text:p>
      <text:p text:style-name="P1">0. 跟第一次一樣只收單一上傳成功的algo_hw2.hpp，可以自定function/class/struct......</text:p>
      <text:p text:style-name="P1">1. 如果有補位問題選較小的值(左邊) 。</text:p>
      <text:p text:style-name="P1">2. 本次語法標準為C++11，可使用標準庫但特別禁用std::map與std::set因為這兩個就是紅黑樹。</text:p>
      <text:p text:style-name="P1">3. 有加分題20分，作業滿分為120分。</text:p>
      <text:p text:style-name="P1">使用錯誤演算法仍然是不給分，大致扣分列表https://hackmd.io/s/SkXjTShTg</text:p>
      <text:p text:style-name="P1">4.</text:p>
      <text:p text:style-name="P1">input array為一int tree[]會是一顆完滿二元樹(Full and Complete Binary Tree)，</text:p>
      <text:p text:style-name="P1">tree[0]表示這個array的大小，剩下的每三個int一組為一個節點(node)資料，位置對照Full and Complete Binary Tree，樹根位置是第1個node(節點)。</text:p>
      <text:p text:style-name="P1">完滿二元樹中第n個點資料結構說明：</text:p>
      <text:p text:style-name="P1">{tree[3n-2], tree[3n-1], tree[3n]} = {color, key, size}</text:p>
      <text:p text:style-name="P1">tree[3n-2]表顏色，黑為0；紅為1，NIL是黑請填 0，沒東西請填-1；</text:p>
      <text:p text:style-name="P1">tree[3n-1]表key值，有node值區間是[1,998]，NIL 請填 0，沒東西請填-1；</text:p>
      <text:p text:style-name="P1">tree[3n]表Dynamic Order Statistics的size欄, NIL請填0，沒東西請填-1，這個欄位是加分題專用。 </text:p>
      <text:p text:style-name="P1"/>
      <text:p text:style-name="P1">Example：</text:p>
      <text:p text:style-name="P1">如果tree[0]是256，你可以當成有一個宣告是int tree[256] = {......}。</text:p>
      <text:p text:style-name="P1">第9組資料位在{tree[25]、tree[26]、tree[27]}，這組資料有幾種可能：</text:p>
      <text:p text:style-name="P1">{ -1, -1, -1 }表示沒有東西；</text:p>
      <text:p text:style-name="P1">{ 0, 0, 0 }表示NIL；</text:p>
      <text:p text:style-name="P1">{ 1, 33, 2 }表示紅點，key值33，size欄位2。</text:p>
      <text:p text:style-name="P1"/>
      <text:p text:style-name="P1">5. 分數計算：</text:p>
      <text:p text:style-name="P1">Insert正確有50分(不考慮size欄位)；</text:p>
      <text:p text:style-name="P1">Delete正確有50分(不考慮size欄位)；</text:p>
      <text:p text:style-name="P1">Insert正確而且每個size欄正確+5分；</text:p>
      <text:p text:style-name="P1">Delete正確而且每個size欄正確+5分；</text:p>
      <text:p text:style-name="P1">Select正確+5分，我們會從你Insert和Delete的結果tree去Select；</text:p>
      <text:p text:style-name="P1">Rank正確+5分，我們會從你Insert和Delete的結果tree去Rank； </text:p>
      <text:p text:style-name="P1">(連size都錯誤沒有道理Select和Rank會正確，這本來就是進階加分題)</text:p>
      <text:p text:style-name="P1"><text:s/></text:p>
      <text:p text:style-name="P1">本次作業將會有兩次補救機會，</text:p>
      <text:p text:style-name="P1">第一次補救區不能問錯在哪，補救上限80分(當然我們會記錄你的錯誤)。</text:p>
      <text:p text:style-name="P1">第二次補救區可以問錯在哪，補救上限60分(當然我們會公布你的錯誤)。</text:p>
      <text:p text:style-name="P1"><text:s/></text:p>
      <text:p text:style-name="P1">****************</text:p>
      <text:p text:style-name="P1">Q &amp; A區：</text:p>
      <text:p text:style-name="P1">****************</text:p>
      <text:p text:style-name="P1">Q1：為何不使用pointer?</text:p>
      <text:p text:style-name="P1">A1：作業是實作紅黑樹，所以請自訂資料結構，批改時是看輸出還有演算法。所以拿資料先建成樹，最後執行完運算再將樹寫回陣列。</text:p>
      <text:p text:style-name="P1"><text:soft-page-break/></text:p>
      <text:p text:style-name="P1">Q2 : 遇到key值一樣 insert、delete、rank怎麼辦?</text:p>
      <text:p text:style-name="P1">A1 : insert照課本不會有此問題、delete照課本不會有此問題、rank照課本不會有此問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4:21:55.367049293</meta:creation-date>
    <dc:date>2017-04-30T18:29:08.240629458</dc:date>
    <meta:editing-duration>PT2H36M52S</meta:editing-duration>
    <meta:editing-cycles>1</meta:editing-cycles>
    <meta:document-statistic meta:table-count="0" meta:image-count="0" meta:object-count="0" meta:page-count="2" meta:paragraph-count="44" meta:word-count="786" meta:character-count="1442" meta:non-whitespace-character-count="1385"/>
    <meta:generator>LibreOffice/5.1.4.2$Linux_X86_64 LibreOffice_project/10m0$Build-2</meta:generator>
  </office:meta>
</office:document-meta>
</file>